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2.203cm" fo:min-width="3.495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798cm" fo:min-width="3.95cm" loext:decorative="false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959cm" fo:min-width="5.26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959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941cm" fo:min-width="3.95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5.883cm" fo:min-width="2.461cm" loext:decorative="false"/>
      <style:paragraph-properties style:writing-mode="lr-tb"/>
    </style:style>
    <style:style style:name="gr9" style:family="graphic" style:parent-style-name="objectwithoutfill">
      <style:graphic-properties draw:marker-end="Arrowheads_20_2" draw:marker-end-width="0.3cm" draw:fill="none" draw:textarea-vertical-align="middle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871cm" fo:min-width="3.268cm" loext:decorative="false"/>
      <style:paragraph-properties style:writing-mode="lr-tb"/>
    </style:style>
    <style:style style:name="gr11" style:family="graphic" style:parent-style-name="objectwithoutfill">
      <style:graphic-properties draw:marker-end="Arrowheads_20_3" draw:marker-end-width="0.3cm" draw:fill="none" draw:textarea-vertical-align="middle" loext:decorative="false"/>
      <style:paragraph-properties style:writing-mode="lr-tb"/>
    </style:style>
    <style:style style:name="gr12" style:family="graphic" style:parent-style-name="objectwithoutfill">
      <style:graphic-properties draw:marker-end="Arrowheads_20_4" draw:marker-end-width="0.3cm" draw:fill="none" draw:textarea-vertical-align="middle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683cm" fo:min-width="3.461cm" loext:decorative="false"/>
      <style:paragraph-properties style:writing-mode="lr-tb"/>
    </style:style>
    <style:style style:name="gr14" style:family="graphic" style:parent-style-name="objectwithoutfill">
      <style:graphic-properties draw:marker-end="Arrowheads_20_5" draw:marker-end-width="0.3cm" draw:fill="none" draw:textarea-vertical-align="middle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2.642cm" fo:min-width="3.565cm" loext:decorative="false"/>
      <style:paragraph-properties style:writing-mode="lr-tb"/>
    </style:style>
    <style:style style:name="gr16" style:family="graphic" style:parent-style-name="objectwithoutfill">
      <style:graphic-properties draw:marker-end="Arrowheads_20_6" draw:marker-end-width="0.3cm" draw:fill="none" draw:textarea-vertical-align="middle" loext:decorative="false"/>
      <style:paragraph-properties style:writing-mode="lr-tb"/>
    </style:style>
    <style:style style:name="gr17" style:family="graphic" style:parent-style-name="standard">
      <style:graphic-properties draw:marker-start="Arrowheads_20_7" draw:marker-start-width="0.3cm" draw:marker-end="Arrowheads_20_8" draw:marker-end-width="0.3cm" draw:textarea-vertical-align="middle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2.665cm" fo:min-width="6.008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473cm" svg:x="1.961cm" svg:y="5.69cm" presentation:class="title" presentation:user-transformed="true">
          <draw:text-box>
            <text:p>Coconut Link Budget <text:line-break/>Block Diagram</text:p>
          </draw:text-box>
        </draw:frame>
        <draw:frame presentation:style-name="pr1" draw:layer="layout" svg:width="25.199cm" svg:height="2.629cm" svg:x="2.085cm" svg:y="10.161cm" presentation:class="title" presentation:user-transformed="true">
          <draw:text-box>
            <text:p>V1.0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atellite RF Chain</text:p>
          </draw:text-box>
        </draw:frame>
        <draw:custom-shape draw:style-name="gr2" draw:text-style-name="P2" draw:layer="layout" svg:width="3.995cm" svg:height="2.453cm" svg:x="0.876cm" svg:y="4.134cm">
          <text:p text:style-name="P2">Radio 1</text:p>
          <text:p text:style-name="P2">+30 dB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995cm" svg:height="2.453cm" svg:x="0.927cm" svg:y="9.006cm">
          <text:p text:style-name="P2">Radio 2</text:p>
          <text:p text:style-name="P2">+30 dB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45cm" svg:height="3.048cm" svg:x="9.864cm" svg:y="6.396cm">
          <text:p text:style-name="P2">RF+ Board</text:p>
          <text:p text:style-name="P2">(RF Switch)</text:p>
          <text:p text:style-name="P2">-.7dB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4.871cm" svg:y1="5.432cm" svg:x2="10.04cm" svg:y2="7.009cm">
          <text:p text:style-name="P2">-0.2dB (150cm)</text:p>
        </draw:line>
        <draw:line draw:style-name="gr4" draw:text-style-name="P3" draw:layer="layout" svg:x1="4.922cm" svg:y1="10.461cm" svg:x2="9.864cm" svg:y2="8.726cm">
          <text:p text:style-name="P4">-0.2dB (150cm)</text:p>
        </draw:line>
        <draw:custom-shape draw:style-name="gr5" draw:text-style-name="P2" draw:layer="layout" svg:width="5.769cm" svg:height="3.209cm" svg:x="19.782cm" svg:y="6.448cm">
          <text:p text:style-name="P2">Antenna</text:p>
          <text:p text:style-name="P2">Deployable Turnstyle</text:p>
          <text:p text:style-name="P2">-1dB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4.314cm" svg:y1="8.095cm" svg:x2="19.782cm" svg:y2="8.095cm">
          <text:p text:style-name="P2">-0.2dB (150cm)</text:p>
        </draw:line>
        <draw:frame draw:style-name="gr6" draw:text-style-name="P5" draw:layer="layout" svg:width="3.644cm" svg:height="1.673cm" svg:x="1.051cm" svg:y="6.851cm">
          <draw:text-box>
            <text:p>NF=6dB</text:p>
            <text:p>G=16dB</text:p>
          </draw:text-box>
        </draw:frame>
        <draw:frame draw:style-name="gr6" draw:text-style-name="P5" draw:layer="layout" svg:width="3.644cm" svg:height="1.673cm" svg:x="1.121cm" svg:y="11.688cm">
          <draw:text-box>
            <text:p>NF=6dB</text:p>
            <text:p>G=16dB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ASU Ground Station RF Chain</text:p>
          </draw:text-box>
        </draw:frame>
        <draw:custom-shape draw:style-name="gr7" draw:text-style-name="P2" draw:layer="layout" svg:width="4.45cm" svg:height="2.191cm" svg:x="0.578cm" svg:y="5.344cm">
          <text:p text:style-name="P2">Radio</text:p>
          <text:p text:style-name="P2">+30dBm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961cm" svg:height="6.133cm" svg:x="7.744cm" svg:y="5.554cm">
          <text:p text:style-name="P2">RF Switch</text:p>
          <text:p text:style-name="P2">(-.5 dB)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5.028cm" svg:y1="6.571cm" svg:x2="7.744cm" svg:y2="6.571cm">
          <text:p text:style-name="P2">-.2dB</text:p>
          <text:p text:style-name="P2">150cm</text:p>
        </draw:line>
        <draw:custom-shape draw:style-name="gr10" draw:text-style-name="P2" draw:layer="layout" svg:width="3.768cm" svg:height="2.121cm" svg:x="13.001cm" svg:y="5.52cm">
          <text:p text:style-name="P2">PA</text:p>
          <text:p text:style-name="P2">+46.99 dBm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0.705cm" svg:y1="6.448cm" svg:x2="13.001cm" svg:y2="6.466cm">
          <text:p text:style-name="P2">-.2dB</text:p>
          <text:p text:style-name="P2">150cm</text:p>
        </draw:line>
        <draw:line draw:style-name="gr12" draw:text-style-name="P3" draw:layer="layout" svg:x1="16.769cm" svg:y1="6.623cm" svg:x2="20.132cm" svg:y2="6.623cm">
          <text:p text:style-name="P2">-1.1 dB</text:p>
          <text:p text:style-name="P2">12 m</text:p>
        </draw:line>
        <draw:custom-shape draw:style-name="gr13" draw:text-style-name="P2" draw:layer="layout" svg:width="3.961cm" svg:height="2.933cm" svg:x="20.097cm" svg:y="5.59cm">
          <text:p text:style-name="P2">TX</text:p>
          <text:p text:style-name="P2">Yagi Antenna</text:p>
          <text:p text:style-name="P2">+17.5 dB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0.705cm" svg:y1="10.478cm" svg:x2="13.053cm" svg:y2="10.46cm">
          <text:p text:style-name="P2">-1.1 dB</text:p>
          <text:p text:style-name="P2">12 m</text:p>
        </draw:line>
        <draw:custom-shape draw:style-name="gr10" draw:text-style-name="P2" draw:layer="layout" svg:width="3.768cm" svg:height="2.121cm" svg:x="12.948cm" svg:y="9.392cm">
          <text:p text:style-name="P2">LNA</text:p>
          <text:p text:style-name="P2">G=20 dB</text:p>
          <text:p text:style-name="P2">NF=.5dB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4.065cm" svg:height="2.892cm" svg:x="20.22cm" svg:y="9.392cm">
          <text:p text:style-name="P2">RX</text:p>
          <text:p text:style-name="P2">Yagi</text:p>
          <text:p text:style-name="P2">Antenna</text:p>
          <text:p text:style-name="P2">+17.5 dB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16.716cm" svg:y1="10.423cm" svg:x2="20.22cm" svg:y2="10.423cm">
          <text:p text:style-name="P2">-.2dB</text:p>
          <text:p text:style-name="P2">150cm</text:p>
        </draw:lin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User/Sensor Ground RF Chain </text:p>
          </draw:text-box>
        </draw:frame>
        <draw:custom-shape draw:style-name="gr7" draw:text-style-name="P2" draw:layer="layout" svg:width="4.45cm" svg:height="2.191cm" svg:x="0.654cm" svg:y="6.629cm">
          <text:p text:style-name="P2">Radio</text:p>
          <text:p text:style-name="P2">+20dBm</text:p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5.104cm" svg:y1="7.73cm" svg:x2="8.788cm" svg:y2="7.73cm">
          <text:p text:style-name="P2">-.2dB</text:p>
          <text:p text:style-name="P2">150cm</text:p>
        </draw:line>
        <draw:custom-shape draw:style-name="gr18" draw:text-style-name="P2" draw:layer="layout" svg:width="6.508cm" svg:height="2.915cm" svg:x="8.705cm" svg:y="6.251cm">
          <text:p text:style-name="P2">PA/LNA</text:p>
          <text:p text:style-name="P2">TX Out: +31.5dBm </text:p>
          <text:p text:style-name="P2">NF=2dB</text:p>
          <text:p text:style-name="P2">G=11dB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6.508cm" svg:height="2.915cm" svg:x="18.702cm" svg:y="6.346cm">
          <text:p text:style-name="P2">QFH</text:p>
          <text:p text:style-name="P2">G=2.7 dB</text:p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15.213cm" svg:y1="7.743cm" svg:x2="18.897cm" svg:y2="7.743cm">
          <text:p text:style-name="P2">-.2dB</text:p>
          <text:p text:style-name="P2">150cm</text:p>
        </draw:lin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atellite Downlink Radio Confi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F=7</text:p>
              </text:list-item>
              <text:list-item>
                <text:p>BW=500kHz</text:p>
              </text:list-item>
              <text:list-item>
                <text:p>Coding Ratio= 4:5</text:p>
              </text:list-item>
              <text:list-item>
                <text:p>Approximate Bitrate=21.875kbp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atellite Uplink Confi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F=12</text:p>
              </text:list-item>
              <text:list-item>
                <text:p>BW=500kHz</text:p>
              </text:list-item>
              <text:list-item>
                <text:p>Cr=4:5</text:p>
              </text:list-item>
              <text:list-item>
                <text:p>Bitrate: 1.171 kbp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dwaita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9T20:41:48.172257252</meta:creation-date>
    <dc:date>2025-06-09T23:05:41.733982334</dc:date>
    <meta:editing-duration>PT1H4M42S</meta:editing-duration>
    <meta:editing-cycles>17</meta:editing-cycles>
    <meta:generator>LibreOffice/25.2.3.2$Linux_X86_64 LibreOffice_project/520$Build-2</meta:generator>
    <meta:document-statistic meta:object-count="67"/>
  </office:meta>
</office:document-meta>
</file>